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fo:background-color="#FFFFFF"/>
      <style:text-properties style:font-name="Comic Sans MS" style:font-name-asian="Times New Roman" style:font-name-complex="Times New Roman" fo:color="#6BBD4A" style:letter-kerning="true" fo:font-size="18pt" style:font-size-asian="18pt" style:font-size-complex="18pt" style:language-asian="fr" style:country-asian="FR"/>
    </style:style>
    <style:style style:name="P2"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6698" fo:font-size="13.5pt" style:font-size-asian="13.5pt" style:font-size-complex="13.5pt" style:language-asian="fr" style:country-asian="FR"/>
    </style:style>
    <style:style style:name="P3" style:parent-style-name="Normal" style:family="paragraph">
      <style:paragraph-properties fo:margin-top="0.0694in" fo:margin-bottom="0.0694in" fo:line-height="100%" fo:background-color="#FFFFFF"/>
      <style:text-properties style:font-name="Arial" style:font-name-asian="Times New Roman" style:font-name-complex="Arial" fo:color="#444444" fo:font-size="10pt" style:font-size-asian="10pt" style:font-size-complex="10pt" style:language-asian="fr" style:country-asian="FR"/>
    </style:style>
    <style:style style:name="P4"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6698" fo:font-size="13.5pt" style:font-size-asian="13.5pt" style:font-size-complex="13.5pt" style:language-asian="fr" style:country-asian="FR"/>
    </style:style>
    <style:style style:name="P5" style:parent-style-name="Normal" style:family="paragraph">
      <style:paragraph-properties fo:margin-top="0.0694in" fo:margin-bottom="0.0694in" fo:line-height="100%" fo:margin-left="0.2083in" fo:background-color="#FFFFFF">
        <style:tab-stops>
          <style:tab-stop style:type="left" style:position="0.2916in"/>
        </style:tab-stops>
      </style:paragraph-properties>
    </style:style>
    <style:style style:name="T6"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7" style:parent-style-name="Policepardéfaut" style:family="text">
      <style:text-properties style:font-name="Arial" style:font-name-asian="Times New Roman" style:font-name-complex="Arial" fo:color="#3A5CA9" fo:font-size="10pt" style:font-size-asian="10pt" style:font-size-complex="10pt" style:language-asian="fr" style:country-asian="FR"/>
    </style:style>
    <style:style style:name="P8" style:parent-style-name="Normal" style:family="paragraph">
      <style:paragraph-properties fo:margin-top="0.0694in" fo:margin-bottom="0.0694in" fo:line-height="100%" fo:margin-left="0.2083in" fo:background-color="#FFFFFF">
        <style:tab-stops>
          <style:tab-stop style:type="left" style:position="0.2916in"/>
        </style:tab-stops>
      </style:paragraph-properties>
    </style:style>
    <style:style style:name="T9"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0" style:parent-style-name="Policepardéfaut" style:family="text">
      <style:text-properties style:font-name="Arial" style:font-name-asian="Times New Roman" style:font-name-complex="Arial" fo:color="#3A5CA9" fo:font-size="10pt" style:font-size-asian="10pt" style:font-size-complex="10pt" style:language-asian="fr" style:country-asian="FR"/>
    </style:style>
    <style:style style:name="P11" style:parent-style-name="Normal" style:family="paragraph">
      <style:paragraph-properties fo:margin-top="0.0694in" fo:margin-bottom="0.0694in" fo:line-height="100%" fo:margin-left="0.2083in" fo:background-color="#FFFFFF">
        <style:tab-stops>
          <style:tab-stop style:type="left" style:position="0.2916in"/>
        </style:tab-stops>
      </style:paragraph-properties>
    </style:style>
    <style:style style:name="T12"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3" style:parent-style-name="Policepardéfaut" style:family="text">
      <style:text-properties style:font-name="Arial" style:font-name-asian="Times New Roman" style:font-name-complex="Arial" fo:color="#3A5CA9" fo:font-size="10pt" style:font-size-asian="10pt" style:font-size-complex="10pt" style:language-asian="fr" style:country-asian="FR"/>
    </style:style>
    <style:style style:name="T14"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5" style:parent-style-name="Policepardéfaut" style:family="text">
      <style:text-properties style:font-name="Arial" style:font-name-asian="Times New Roman" style:font-name-complex="Arial" fo:color="#3A5CA9" fo:font-size="10pt" style:font-size-asian="10pt" style:font-size-complex="10pt" style:language-asian="fr" style:country-asian="FR"/>
    </style:style>
    <style:style style:name="P16"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6698" fo:font-size="13.5pt" style:font-size-asian="13.5pt" style:font-size-complex="13.5pt" style:language-asian="fr" style:country-asian="FR"/>
    </style:style>
    <style:style style:name="P17" style:parent-style-name="Normal" style:family="paragraph">
      <style:paragraph-properties fo:margin-top="0.0694in" fo:margin-bottom="0.0694in" fo:line-height="100%" fo:background-color="#FFFFFF"/>
      <style:text-properties style:font-name="Arial" style:font-name-asian="Times New Roman" style:font-name-complex="Arial" fo:color="#444444" fo:font-size="10pt" style:font-size-asian="10pt" style:font-size-complex="10pt" style:language-asian="fr" style:country-asian="FR"/>
    </style:style>
    <style:style style:name="P18"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222222" fo:font-size="10.5pt" style:font-size-asian="10.5pt" style:font-size-complex="10.5pt" style:language-asian="fr" style:country-asian="FR"/>
    </style:style>
    <style:style style:name="P19" style:parent-style-name="Normal" style:family="paragraph">
      <style:paragraph-properties fo:margin-top="0.0694in" fo:margin-bottom="0.0694in" fo:line-height="100%" fo:background-color="#FFFFFF"/>
    </style:style>
    <style:style style:name="T20"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1" style:parent-style-name="Policepardéfaut" style:family="text">
      <style:text-properties style:font-name="Arial" style:font-name-asian="Times New Roman" style:font-name-complex="Arial" fo:font-style="italic" style:font-style-asian="italic" style:font-style-complex="italic" fo:color="#444444" fo:font-size="10pt" style:font-size-asian="10pt" style:font-size-complex="10pt" style:language-asian="fr" style:country-asian="FR"/>
    </style:style>
    <style:style style:name="T22"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3" style:parent-style-name="Policepardéfaut" style:family="text">
      <style:text-properties style:font-name="Arial" style:font-name-asian="Times New Roman" style:font-name-complex="Arial" fo:font-weight="bold" style:font-weight-asian="bold" style:font-weight-complex="bold" fo:color="#666666" fo:font-size="10pt" style:font-size-asian="10pt" style:font-size-complex="10pt" style:language-asian="fr" style:country-asian="FR"/>
    </style:style>
    <style:style style:name="T24"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25"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222222" fo:font-size="10.5pt" style:font-size-asian="10.5pt" style:font-size-complex="10.5pt" style:language-asian="fr" style:country-asian="FR"/>
    </style:style>
    <style:style style:name="P26" style:parent-style-name="Normal" style:family="paragraph">
      <style:paragraph-properties fo:margin-top="0.0694in" fo:margin-bottom="0.0694in" fo:line-height="100%" fo:background-color="#FFFFFF"/>
    </style:style>
    <style:style style:name="T27"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8" style:parent-style-name="Policepardéfaut" style:family="text">
      <style:text-properties style:font-name="Arial" style:font-name-asian="Times New Roman" style:font-name-complex="Arial" fo:font-weight="bold" style:font-weight-asian="bold" style:font-weight-complex="bold" fo:color="#666666" fo:font-size="10pt" style:font-size-asian="10pt" style:font-size-complex="10pt" style:language-asian="fr" style:country-asian="FR"/>
    </style:style>
    <style:style style:name="T29"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30"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31" style:parent-style-name="Policepardéfaut" style:family="text">
      <style:text-properties style:font-name="Arial" style:font-name-asian="Times New Roman" style:font-name-complex="Arial" fo:font-weight="bold" style:font-weight-asian="bold" style:font-weight-complex="bold" fo:color="#666666" fo:font-size="10pt" style:font-size-asian="10pt" style:font-size-complex="10pt" style:language-asian="fr" style:country-asian="FR"/>
    </style:style>
    <style:style style:name="T32"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33"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222222" fo:font-size="10.5pt" style:font-size-asian="10.5pt" style:font-size-complex="10.5pt" style:language-asian="fr" style:country-asian="FR"/>
    </style:style>
    <style:style style:name="P34" style:parent-style-name="Normal" style:family="paragraph">
      <style:paragraph-properties fo:margin-top="0.0694in" fo:margin-bottom="0.0694in" fo:line-height="100%" fo:background-color="#FFFFFF"/>
    </style:style>
    <style:style style:name="T35"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36" style:parent-style-name="Policepardéfaut" style:family="text">
      <style:text-properties style:font-name="Arial" style:font-name-asian="Times New Roman" style:font-name-complex="Arial" fo:font-weight="bold" style:font-weight-asian="bold" style:font-weight-complex="bold" fo:color="#666666" fo:font-size="10pt" style:font-size-asian="10pt" style:font-size-complex="10pt" style:language-asian="fr" style:country-asian="FR"/>
    </style:style>
    <style:style style:name="T37"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38" style:parent-style-name="Policepardéfaut" style:family="text">
      <style:text-properties style:font-name="Arial" style:font-name-asian="Times New Roman" style:font-name-complex="Arial" fo:font-weight="bold" style:font-weight-asian="bold" style:font-weight-complex="bold" fo:color="#666666" fo:font-size="10pt" style:font-size-asian="10pt" style:font-size-complex="10pt" style:language-asian="fr" style:country-asian="FR"/>
    </style:style>
    <style:style style:name="T39"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40"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222222" fo:font-size="10.5pt" style:font-size-asian="10.5pt" style:font-size-complex="10.5pt" style:language-asian="fr" style:country-asian="FR"/>
    </style:style>
    <style:style style:name="P41" style:parent-style-name="Normal" style:family="paragraph">
      <style:paragraph-properties fo:margin-top="0.0694in" fo:margin-bottom="0.0694in" fo:line-height="100%" fo:background-color="#FFFFFF"/>
    </style:style>
    <style:style style:name="T42"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43" style:parent-style-name="Policepardéfaut" style:family="text">
      <style:text-properties style:font-name="Arial" style:font-name-asian="Times New Roman" style:font-name-complex="Arial" fo:font-weight="bold" style:font-weight-asian="bold" style:font-weight-complex="bold" fo:color="#666666" fo:font-size="10pt" style:font-size-asian="10pt" style:font-size-complex="10pt" style:language-asian="fr" style:country-asian="FR"/>
    </style:style>
    <style:style style:name="T44"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45" style:parent-style-name="Policepardéfaut" style:family="text">
      <style:text-properties style:font-name="Arial" style:font-name-asian="Times New Roman" style:font-name-complex="Arial" fo:color="#3A5CA9" fo:font-size="10pt" style:font-size-asian="10pt" style:font-size-complex="10pt" style:language-asian="fr" style:country-asian="FR"/>
    </style:style>
    <style:style style:name="T46"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47"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style>
    <style:style style:name="T48"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49"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50"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style>
    <style:style style:name="T51"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52"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53"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style>
    <style:style style:name="T54"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55"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56"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style>
    <style:style style:name="T57"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58"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59"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60"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style>
    <style:style style:name="T61"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62"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style>
    <style:style style:name="T63"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64"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65"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66"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style>
    <style:style style:name="T67"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68"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69"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70"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71"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222222" fo:font-size="10.5pt" style:font-size-asian="10.5pt" style:font-size-complex="10.5pt" style:language-asian="fr" style:country-asian="FR"/>
    </style:style>
    <style:style style:name="P72" style:parent-style-name="Normal" style:family="paragraph">
      <style:paragraph-properties fo:margin-top="0.0694in" fo:margin-bottom="0.0694in" fo:line-height="100%" fo:background-color="#FFFFFF"/>
      <style:text-properties style:font-name="Arial" style:font-name-asian="Times New Roman" style:font-name-complex="Arial" fo:color="#444444" fo:font-size="10pt" style:font-size-asian="10pt" style:font-size-complex="10pt" style:language-asian="fr" style:country-asian="FR"/>
    </style:style>
    <style:style style:name="P73"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style>
    <style:style style:name="T74"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75"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style>
    <style:style style:name="T76"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77"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style>
    <style:style style:name="T78"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79"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style>
    <style:style style:name="T80"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81"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82" style:parent-style-name="Policepardéfaut" style:family="text">
      <style:text-properties style:font-name="Arial" style:font-name-asian="Times New Roman" style:font-name-complex="Arial" fo:color="#A31515" fo:font-size="10pt" style:font-size-asian="10pt" style:font-size-complex="10pt" style:language-asian="fr" style:country-asian="FR"/>
    </style:style>
    <style:style style:name="T83"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84"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222222" fo:font-size="10.5pt" style:font-size-asian="10.5pt" style:font-size-complex="10.5pt" style:language-asian="fr" style:country-asian="FR"/>
    </style:style>
    <style:style style:name="P85" style:parent-style-name="Normal" style:family="paragraph">
      <style:paragraph-properties fo:margin-top="0.0694in" fo:margin-bottom="0.0694in" fo:line-height="100%" fo:background-color="#FFFFFF"/>
    </style:style>
    <style:style style:name="T86"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87" style:parent-style-name="Policepardéfaut" style:family="text">
      <style:text-properties style:font-name="Arial" style:font-name-asian="Times New Roman" style:font-name-complex="Arial" fo:font-weight="bold" style:font-weight-asian="bold" style:font-weight-complex="bold" fo:color="#666666" fo:font-size="10pt" style:font-size-asian="10pt" style:font-size-complex="10pt" style:language-asian="fr" style:country-asian="FR"/>
    </style:style>
    <style:style style:name="T88"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89" style:parent-style-name="Policepardéfaut" style:family="text">
      <style:text-properties style:font-name="Arial" style:font-name-asian="Times New Roman" style:font-name-complex="Arial" fo:font-weight="bold" style:font-weight-asian="bold" style:font-weight-complex="bold" fo:color="#666666" fo:font-size="10pt" style:font-size-asian="10pt" style:font-size-complex="10pt" style:language-asian="fr" style:country-asian="FR"/>
    </style:style>
    <style:style style:name="T90"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91"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style>
    <style:style style:name="T92"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93"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94" style:parent-style-name="Policepardéfaut" style:family="text">
      <style:text-properties style:font-name="Arial" style:font-name-asian="Times New Roman" style:font-name-complex="Arial" fo:color="#2B91AF" fo:font-size="10pt" style:font-size-asian="10pt" style:font-size-complex="10pt" style:language-asian="fr" style:country-asian="FR"/>
    </style:style>
    <style:style style:name="P95"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96" style:parent-style-name="Normal" style:family="paragraph">
      <style:paragraph-properties fo:border="0.0104in solid #E3E3E3" fo:padding="0.2083in" style:shadow="none" fo:margin-top="0.0694in" fo:margin-bottom="0.0694in" fo:line-height="100%" fo:margin-left="0.2708in" fo:background-color="#F4F4F4">
        <style:tab-stops/>
      </style:paragraph-properties>
    </style:style>
    <style:style style:name="T97"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98" style:parent-style-name="Normal" style:family="paragraph">
      <style:paragraph-properties fo:border="0.0104in solid #E3E3E3" fo:padding="0.2083in" style:shadow="none" fo:margin-top="0.0694in" fo:margin-bottom="0.0694in" fo:line-height="100%" fo:margin-left="0.2708in" fo:background-color="#F4F4F4">
        <style:tab-stops/>
      </style:paragraph-properties>
    </style:style>
    <style:style style:name="T99"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00"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01"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02"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03"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04"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105" style:parent-style-name="Normal" style:family="paragraph">
      <style:paragraph-properties fo:border="0.0104in solid #E3E3E3" fo:padding="0.2083in" style:shadow="none" fo:margin-top="0.0694in" fo:margin-bottom="0.0694in" fo:line-height="100%" fo:margin-left="0.2708in" fo:background-color="#F4F4F4">
        <style:tab-stops/>
      </style:paragraph-properties>
    </style:style>
    <style:style style:name="T106"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07"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08"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09"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10"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11"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112" style:parent-style-name="Normal" style:family="paragraph">
      <style:paragraph-properties fo:border="0.0104in solid #E3E3E3" fo:padding="0.2083in" style:shadow="none" fo:margin-top="0.0694in" fo:margin-bottom="0.0694in" fo:line-height="100%" fo:margin-left="0.2708in" fo:background-color="#F4F4F4">
        <style:tab-stops/>
      </style:paragraph-properties>
    </style:style>
    <style:style style:name="T113"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14"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15"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16"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17"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18"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119"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20" style:parent-style-name="Normal" style:family="paragraph">
      <style:paragraph-properties fo:border="0.0104in solid #E3E3E3" fo:padding="0.2083in" style:shadow="none" fo:margin-top="0.0694in" fo:margin-bottom="0.0694in" fo:line-height="100%" fo:margin-left="0.2708in" fo:background-color="#F4F4F4">
        <style:tab-stops/>
      </style:paragraph-properties>
    </style:style>
    <style:style style:name="T121"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122" style:parent-style-name="Normal" style:family="paragraph">
      <style:paragraph-properties fo:border="0.0104in solid #E3E3E3" fo:padding="0.2083in" style:shadow="none" fo:margin-top="0.0694in" fo:margin-bottom="0.0694in" fo:line-height="100%" fo:margin-left="0.2708in" fo:background-color="#F4F4F4">
        <style:tab-stops/>
      </style:paragraph-properties>
    </style:style>
    <style:style style:name="T123"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24"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125" style:parent-style-name="Normal" style:family="paragraph">
      <style:paragraph-properties fo:border="0.0104in solid #E3E3E3" fo:padding="0.2083in" style:shadow="none" fo:margin-top="0.0694in" fo:margin-bottom="0.0694in" fo:line-height="100%" fo:margin-left="0.2708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26" style:parent-style-name="Normal" style:family="paragraph">
      <style:paragraph-properties fo:border="0.0104in solid #E3E3E3" fo:padding="0.2083in" style:shadow="none" fo:margin-top="0.0694in" fo:margin-bottom="0.0694in" fo:line-height="100%" fo:margin-left="0.2708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27"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28" style:parent-style-name="Normal" style:family="paragraph">
      <style:paragraph-properties fo:margin-bottom="0in" fo:line-height="100%"/>
    </style:style>
    <style:style style:name="T129" style:parent-style-name="Policepardéfaut" style:family="text">
      <style:text-properties style:font-name="Arial" style:font-name-asian="Times New Roman" style:font-name-complex="Arial" fo:color="#000000" fo:font-size="10pt" style:font-size-asian="10pt" style:font-size-complex="10pt" style:language-asian="fr" style:country-asian="FR"/>
    </style:style>
    <style:style style:name="P130" style:parent-style-name="Normal" style:family="paragraph">
      <style:paragraph-properties fo:margin-top="0.0694in" fo:margin-bottom="0.0694in" fo:line-height="100%" fo:background-color="#FFFFFF"/>
      <style:text-properties style:font-name="Arial" style:font-name-asian="Times New Roman" style:font-name-complex="Arial" fo:color="#444444" fo:font-size="10pt" style:font-size-asian="10pt" style:font-size-complex="10pt" style:language-asian="fr" style:country-asian="FR"/>
    </style:style>
    <style:style style:name="P131" style:parent-style-name="Normal" style:family="paragraph">
      <style:paragraph-properties fo:border="0.0104in solid #E3E3E3" fo:padding="0.2083in" style:shadow="none" fo:margin-bottom="0in" fo:line-height="100%" fo:margin-left="-0.0416in" fo:background-color="#F4F4F4">
        <style:tab-stops/>
      </style:paragraph-properties>
    </style:style>
    <style:style style:name="T132"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33"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34" style:parent-style-name="Policepardéfaut" style:family="text">
      <style:text-properties style:font-name="Arial" style:font-name-asian="Times New Roman" style:font-name-complex="Arial" fo:color="#2B91AF" fo:font-size="10pt" style:font-size-asian="10pt" style:font-size-complex="10pt" style:language-asian="fr" style:country-asian="FR"/>
    </style:style>
    <style:style style:name="P135" style:parent-style-name="Normal" style:family="paragraph">
      <style:paragraph-properties fo:border="0.0104in solid #E3E3E3" fo:padding="0.2083in" style:shadow="none" fo:margin-bottom="0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36" style:parent-style-name="Normal" style:family="paragraph">
      <style:paragraph-properties fo:border="0.0104in solid #E3E3E3" fo:padding="0.2083in" style:shadow="none" fo:margin-bottom="0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37" style:parent-style-name="Normal" style:family="paragraph">
      <style:paragraph-properties fo:border="0.0104in solid #E3E3E3" fo:padding="0.2083in" style:shadow="none" fo:margin-bottom="0in" fo:line-height="100%" fo:margin-left="0.2708in" fo:background-color="#F4F4F4">
        <style:tab-stops/>
      </style:paragraph-properties>
    </style:style>
    <style:style style:name="T138"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39"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40" style:parent-style-name="Policepardéfaut" style:family="text">
      <style:text-properties style:font-name="Arial" style:font-name-asian="Times New Roman" style:font-name-complex="Arial" fo:color="#2B91AF" fo:font-size="10pt" style:font-size-asian="10pt" style:font-size-complex="10pt" style:language-asian="fr" style:country-asian="FR"/>
    </style:style>
    <style:style style:name="T141"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142" style:parent-style-name="Normal" style:family="paragraph">
      <style:paragraph-properties fo:border="0.0104in solid #E3E3E3" fo:padding="0.2083in" style:shadow="none" fo:margin-bottom="0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43" style:parent-style-name="Normal" style:family="paragraph">
      <style:paragraph-properties fo:border="0.0104in solid #E3E3E3" fo:padding="0.2083in" style:shadow="none" fo:margin-bottom="0in" fo:line-height="100%" fo:margin-left="0.2708in" fo:background-color="#F4F4F4">
        <style:tab-stops/>
      </style:paragraph-properties>
    </style:style>
    <style:style style:name="T144"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145" style:parent-style-name="Normal" style:family="paragraph">
      <style:paragraph-properties fo:border="0.0104in solid #E3E3E3" fo:padding="0.2083in" style:shadow="none" fo:margin-bottom="0in" fo:line-height="100%" fo:margin-left="0.2708in" fo:background-color="#F4F4F4">
        <style:tab-stops/>
      </style:paragraph-properties>
    </style:style>
    <style:style style:name="T146"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47"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148" style:parent-style-name="Normal" style:family="paragraph">
      <style:paragraph-properties fo:border="0.0104in solid #E3E3E3" fo:padding="0.2083in" style:shadow="none" fo:margin-bottom="0in" fo:line-height="100%" fo:margin-left="0.2708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49" style:parent-style-name="Normal" style:family="paragraph">
      <style:paragraph-properties fo:border="0.0104in solid #E3E3E3" fo:padding="0.2083in" style:shadow="none" fo:margin-bottom="0in" fo:line-height="100%" fo:margin-left="0.5833in" fo:background-color="#F4F4F4">
        <style:tab-stops/>
      </style:paragraph-properties>
    </style:style>
    <style:style style:name="T150"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51"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152" style:parent-style-name="Normal" style:family="paragraph">
      <style:paragraph-properties fo:border="0.0104in solid #E3E3E3" fo:padding="0.2083in" style:shadow="none" fo:margin-bottom="0in" fo:line-height="100%" fo:margin-left="0.2708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53" style:parent-style-name="Normal" style:family="paragraph">
      <style:paragraph-properties fo:border="0.0104in solid #E3E3E3" fo:padding="0.2083in" style:shadow="none" fo:margin-bottom="0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54" style:parent-style-name="Normal" style:family="paragraph">
      <style:paragraph-properties fo:border="0.0104in solid #E3E3E3" fo:padding="0.2083in" style:shadow="none" fo:margin-bottom="0in" fo:line-height="100%" fo:margin-left="0.2708in" fo:background-color="#F4F4F4">
        <style:tab-stops/>
      </style:paragraph-properties>
    </style:style>
    <style:style style:name="T155"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156" style:parent-style-name="Normal" style:family="paragraph">
      <style:paragraph-properties fo:border="0.0104in solid #E3E3E3" fo:padding="0.2083in" style:shadow="none" fo:margin-bottom="0in" fo:line-height="100%" fo:margin-left="0.2708in" fo:background-color="#F4F4F4">
        <style:tab-stops/>
      </style:paragraph-properties>
    </style:style>
    <style:style style:name="T157"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58"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159" style:parent-style-name="Normal" style:family="paragraph">
      <style:paragraph-properties fo:border="0.0104in solid #E3E3E3" fo:padding="0.2083in" style:shadow="none" fo:margin-bottom="0in" fo:line-height="100%" fo:margin-left="0.2708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60" style:parent-style-name="Normal" style:family="paragraph">
      <style:paragraph-properties fo:border="0.0104in solid #E3E3E3" fo:padding="0.2083in" style:shadow="none" fo:margin-bottom="0in" fo:line-height="100%" fo:margin-left="0.5833in" fo:background-color="#F4F4F4">
        <style:tab-stops/>
      </style:paragraph-properties>
    </style:style>
    <style:style style:name="T161"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162" style:parent-style-name="Normal" style:family="paragraph">
      <style:paragraph-properties fo:border="0.0104in solid #E3E3E3" fo:padding="0.2083in" style:shadow="none" fo:margin-bottom="0in" fo:line-height="100%" fo:margin-left="0.5833in" fo:background-color="#F4F4F4">
        <style:tab-stops/>
      </style:paragraph-properties>
    </style:style>
    <style:style style:name="T163"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64"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65" style:parent-style-name="Policepardéfaut" style:family="text">
      <style:text-properties style:font-name="Arial" style:font-name-asian="Times New Roman" style:font-name-complex="Arial" fo:color="#A31515" fo:font-size="10pt" style:font-size-asian="10pt" style:font-size-complex="10pt" style:language-asian="fr" style:country-asian="FR"/>
    </style:style>
    <style:style style:name="T166"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167" style:parent-style-name="Normal" style:family="paragraph">
      <style:paragraph-properties fo:border="0.0104in solid #E3E3E3" fo:padding="0.2083in" style:shadow="none" fo:margin-bottom="0in" fo:line-height="100%" fo:margin-left="0.5833in" fo:background-color="#F4F4F4">
        <style:tab-stops/>
      </style:paragraph-properties>
    </style:style>
    <style:style style:name="T168"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69"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70"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71"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72" style:parent-style-name="Policepardéfaut" style:family="text">
      <style:text-properties style:font-name="Arial" style:font-name-asian="Times New Roman" style:font-name-complex="Arial" fo:color="#2B91AF" fo:font-size="10pt" style:font-size-asian="10pt" style:font-size-complex="10pt" style:language-asian="fr" style:country-asian="FR"/>
    </style:style>
    <style:style style:name="T173"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174" style:parent-style-name="Normal" style:family="paragraph">
      <style:paragraph-properties fo:border="0.0104in solid #E3E3E3" fo:padding="0.2083in" style:shadow="none" fo:margin-bottom="0in" fo:line-height="100%" fo:margin-left="0.2708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75" style:parent-style-name="Normal" style:family="paragraph">
      <style:paragraph-properties fo:border="0.0104in solid #E3E3E3" fo:padding="0.2083in" style:shadow="none" fo:margin-bottom="0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76" style:parent-style-name="Normal" style:family="paragraph">
      <style:paragraph-properties fo:border="0.0104in solid #E3E3E3" fo:padding="0.2083in" style:shadow="none" fo:margin-bottom="0in" fo:line-height="100%" fo:margin-left="0.2708in" fo:background-color="#F4F4F4">
        <style:tab-stops/>
      </style:paragraph-properties>
    </style:style>
    <style:style style:name="T177"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178" style:parent-style-name="Normal" style:family="paragraph">
      <style:paragraph-properties fo:border="0.0104in solid #E3E3E3" fo:padding="0.2083in" style:shadow="none" fo:margin-bottom="0in" fo:line-height="100%" fo:margin-left="0.2708in" fo:background-color="#F4F4F4">
        <style:tab-stops/>
      </style:paragraph-properties>
    </style:style>
    <style:style style:name="T179"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80"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81" style:parent-style-name="Policepardéfaut" style:family="text">
      <style:text-properties style:font-name="Arial" style:font-name-asian="Times New Roman" style:font-name-complex="Arial" fo:color="#2B91AF" fo:font-size="10pt" style:font-size-asian="10pt" style:font-size-complex="10pt" style:language-asian="fr" style:country-asian="FR"/>
    </style:style>
    <style:style style:name="T182"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183" style:parent-style-name="Normal" style:family="paragraph">
      <style:paragraph-properties fo:border="0.0104in solid #E3E3E3" fo:padding="0.2083in" style:shadow="none" fo:margin-bottom="0in" fo:line-height="100%" fo:margin-left="0.2708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84" style:parent-style-name="Normal" style:family="paragraph">
      <style:paragraph-properties fo:border="0.0104in solid #E3E3E3" fo:padding="0.2083in" style:shadow="none" fo:margin-bottom="0in" fo:line-height="100%" fo:margin-left="0.5833in" fo:background-color="#F4F4F4">
        <style:tab-stops/>
      </style:paragraph-properties>
    </style:style>
    <style:style style:name="T185"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P186" style:parent-style-name="Normal" style:family="paragraph">
      <style:paragraph-properties fo:border="0.0104in solid #E3E3E3" fo:padding="0.2083in" style:shadow="none" fo:margin-bottom="0in" fo:line-height="100%" fo:margin-left="0.5833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87"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188"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189"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190"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91"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192" style:parent-style-name="Normal" style:family="paragraph">
      <style:paragraph-properties fo:border="0.0104in solid #E3E3E3" fo:padding="0.2083in" style:shadow="none" fo:margin-bottom="0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193"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194"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195"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196" style:parent-style-name="Policepardéfaut" style:family="text">
      <style:text-properties style:font-name="Arial" style:font-name-asian="Times New Roman" style:font-name-complex="Arial" fo:color="#2B91AF" fo:font-size="10pt" style:font-size-asian="10pt" style:font-size-complex="10pt" style:language-asian="fr" style:country-asian="FR"/>
    </style:style>
    <style:style style:name="T197"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198"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199"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200" style:parent-style-name="Normal" style:family="paragraph">
      <style:paragraph-properties fo:border="0.0104in solid #E3E3E3" fo:padding="0.2083in" style:shadow="none" fo:margin-bottom="0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01"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202"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203"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204"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05" style:parent-style-name="Policepardéfaut" style:family="text">
      <style:text-properties style:font-name="Arial" style:font-name-asian="Times New Roman" style:font-name-complex="Arial" fo:color="#A31515" fo:font-size="10pt" style:font-size-asian="10pt" style:font-size-complex="10pt" style:language-asian="fr" style:country-asian="FR"/>
    </style:style>
    <style:style style:name="T206"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207" style:parent-style-name="Normal" style:family="paragraph">
      <style:paragraph-properties fo:border="0.0104in solid #E3E3E3" fo:padding="0.2083in" style:shadow="none" fo:margin-bottom="0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08"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209"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210"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211"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12" style:parent-style-name="Policepardéfaut" style:family="text">
      <style:text-properties style:font-name="Arial" style:font-name-asian="Times New Roman" style:font-name-complex="Arial" fo:color="#A31515" fo:font-size="10pt" style:font-size-asian="10pt" style:font-size-complex="10pt" style:language-asian="fr" style:country-asian="FR"/>
    </style:style>
    <style:style style:name="T213"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214"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215"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16" style:parent-style-name="Policepardéfaut" style:family="text">
      <style:text-properties style:font-name="Arial" style:font-name-asian="Times New Roman" style:font-name-complex="Arial" fo:color="#A31515" fo:font-size="10pt" style:font-size-asian="10pt" style:font-size-complex="10pt" style:language-asian="fr" style:country-asian="FR"/>
    </style:style>
    <style:style style:name="T217"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218"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219"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20" style:parent-style-name="Policepardéfaut" style:family="text">
      <style:text-properties style:font-name="Arial" style:font-name-asian="Times New Roman" style:font-name-complex="Arial" fo:color="#A31515" fo:font-size="10pt" style:font-size-asian="10pt" style:font-size-complex="10pt" style:language-asian="fr" style:country-asian="FR"/>
    </style:style>
    <style:style style:name="T221"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222" style:parent-style-name="Normal" style:family="paragraph">
      <style:paragraph-properties fo:border="0.0104in solid #E3E3E3" fo:padding="0.2083in" style:shadow="none" fo:margin-bottom="0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23"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224"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225" style:parent-style-name="Normal" style:family="paragraph">
      <style:paragraph-properties fo:border="0.0104in solid #E3E3E3" fo:padding="0.2083in" style:shadow="none" fo:margin-bottom="0in" fo:line-height="100%" fo:margin-left="0.8958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26" style:parent-style-name="Normal" style:family="paragraph">
      <style:paragraph-properties fo:border="0.0104in solid #E3E3E3" fo:padding="0.2083in" style:shadow="none" fo:margin-bottom="0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27"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228"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229"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230"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231"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232" style:parent-style-name="Normal" style:family="paragraph">
      <style:paragraph-properties fo:border="0.0104in solid #E3E3E3" fo:padding="0.2083in" style:shadow="none" fo:margin-bottom="0in" fo:line-height="100%" fo:margin-left="0.5833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33" style:parent-style-name="Normal" style:family="paragraph">
      <style:paragraph-properties fo:border="0.0104in solid #E3E3E3" fo:padding="0.2083in" style:shadow="none" fo:margin-bottom="0in" fo:line-height="100%" fo:margin-left="0.5833in" fo:background-color="#F4F4F4">
        <style:tab-stops/>
      </style:paragraph-properties>
    </style:style>
    <style:style style:name="T234"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P235" style:parent-style-name="Normal" style:family="paragraph">
      <style:paragraph-properties fo:border="0.0104in solid #E3E3E3" fo:padding="0.2083in" style:shadow="none" fo:margin-bottom="0in" fo:line-height="100%" fo:margin-left="0.5833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36"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237"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238"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239"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240" style:parent-style-name="Normal" style:family="paragraph">
      <style:paragraph-properties fo:border="0.0104in solid #E3E3E3" fo:padding="0.2083in" style:shadow="none" fo:margin-bottom="0in" fo:line-height="100%" fo:margin-left="0.8958in" fo:background-color="#F4F4F4">
        <style:tab-stops/>
      </style:paragraph-properties>
    </style:style>
    <style:style style:name="T241"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242" style:parent-style-name="Normal" style:family="paragraph">
      <style:paragraph-properties fo:border="0.0104in solid #E3E3E3" fo:padding="0.2083in" style:shadow="none" fo:margin-bottom="0in" fo:line-height="100%" fo:margin-left="0.5833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43" style:parent-style-name="Normal" style:family="paragraph">
      <style:paragraph-properties fo:border="0.0104in solid #E3E3E3" fo:padding="0.2083in" style:shadow="none" fo:margin-bottom="0in" fo:line-height="100%" fo:margin-left="0.2708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44" style:parent-style-name="Normal" style:family="paragraph">
      <style:paragraph-properties fo:border="0.0104in solid #E3E3E3" fo:padding="0.2083in" style:shadow="none" fo:margin-bottom="0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45" style:parent-style-name="Normal" style:family="paragraph">
      <style:paragraph-properties fo:margin-bottom="0in" fo:line-height="100%"/>
    </style:style>
    <style:style style:name="T246" style:parent-style-name="Policepardéfaut" style:family="text">
      <style:text-properties style:font-name="Arial" style:font-name-asian="Times New Roman" style:font-name-complex="Arial" fo:color="#000000" fo:font-size="10pt" style:font-size-asian="10pt" style:font-size-complex="10pt" style:language-asian="fr" style:country-asian="FR"/>
    </style:style>
    <style:style style:name="P247" style:parent-style-name="Normal" style:family="paragraph">
      <style:paragraph-properties fo:margin-top="0.0694in" fo:margin-bottom="0.0694in" fo:line-height="100%" fo:background-color="#FFFFFF"/>
      <style:text-properties style:font-name="Arial" style:font-name-asian="Times New Roman" style:font-name-complex="Arial" fo:color="#444444" fo:font-size="10pt" style:font-size-asian="10pt" style:font-size-complex="10pt" style:language-asian="fr" style:country-asian="FR"/>
    </style:style>
    <style:style style:name="P248"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style>
    <style:style style:name="T249"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250"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51" style:parent-style-name="Policepardéfaut" style:family="text">
      <style:text-properties style:font-name="Arial" style:font-name-asian="Times New Roman" style:font-name-complex="Arial" fo:color="#2B91AF" fo:font-size="10pt" style:font-size-asian="10pt" style:font-size-complex="10pt" style:language-asian="fr" style:country-asian="FR"/>
    </style:style>
    <style:style style:name="P252"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53"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54" style:parent-style-name="Normal" style:family="paragraph">
      <style:paragraph-properties fo:border="0.0104in solid #E3E3E3" fo:padding="0.2083in" style:shadow="none" fo:margin-top="0.0694in" fo:margin-bottom="0.0694in" fo:line-height="100%" fo:margin-left="0.2708in" fo:background-color="#F4F4F4">
        <style:tab-stops/>
      </style:paragraph-properties>
    </style:style>
    <style:style style:name="T255"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256"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57"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258"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259" style:parent-style-name="Normal" style:family="paragraph">
      <style:paragraph-properties fo:border="0.0104in solid #E3E3E3" fo:padding="0.2083in" style:shadow="none" fo:margin-top="0.0694in" fo:margin-bottom="0.0694in" fo:line-height="100%" fo:margin-left="0.2708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60" style:parent-style-name="Normal" style:family="paragraph">
      <style:paragraph-properties fo:border="0.0104in solid #E3E3E3" fo:padding="0.2083in" style:shadow="none" fo:margin-top="0.0694in" fo:margin-bottom="0.0694in" fo:line-height="100%" fo:margin-left="0.5833in" fo:background-color="#F4F4F4">
        <style:tab-stops/>
      </style:paragraph-properties>
    </style:style>
    <style:style style:name="T261"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262" style:parent-style-name="Normal" style:family="paragraph">
      <style:paragraph-properties fo:border="0.0104in solid #E3E3E3" fo:padding="0.2083in" style:shadow="none" fo:margin-top="0.0694in" fo:margin-bottom="0.0694in" fo:line-height="100%" fo:margin-left="0.5833in" fo:background-color="#F4F4F4">
        <style:tab-stops/>
      </style:paragraph-properties>
    </style:style>
    <style:style style:name="T263" style:parent-style-name="Policepardéfaut" style:family="text">
      <style:text-properties style:font-name="Arial" style:font-name-asian="Times New Roman" style:font-name-complex="Arial" fo:color="#2B91AF" fo:font-size="10pt" style:font-size-asian="10pt" style:font-size-complex="10pt" style:language-asian="fr" style:country-asian="FR"/>
    </style:style>
    <style:style style:name="T264"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65"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266"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67" style:parent-style-name="Policepardéfaut" style:family="text">
      <style:text-properties style:font-name="Arial" style:font-name-asian="Times New Roman" style:font-name-complex="Arial" fo:color="#2B91AF" fo:font-size="10pt" style:font-size-asian="10pt" style:font-size-complex="10pt" style:language-asian="fr" style:country-asian="FR"/>
    </style:style>
    <style:style style:name="T268"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269" style:parent-style-name="Normal" style:family="paragraph">
      <style:paragraph-properties fo:border="0.0104in solid #E3E3E3" fo:padding="0.2083in" style:shadow="none" fo:margin-top="0.0694in" fo:margin-bottom="0.0694in" fo:line-height="100%" fo:margin-left="0.5833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70" style:parent-style-name="Normal" style:family="paragraph">
      <style:paragraph-properties fo:border="0.0104in solid #E3E3E3" fo:padding="0.2083in" style:shadow="none" fo:margin-top="0.0694in" fo:margin-bottom="0.0694in" fo:line-height="100%" fo:margin-left="0.5833in" fo:background-color="#F4F4F4">
        <style:tab-stops/>
      </style:paragraph-properties>
    </style:style>
    <style:style style:name="T271"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72" style:parent-style-name="Policepardéfaut" style:family="text">
      <style:text-properties style:font-name="Arial" style:font-name-asian="Times New Roman" style:font-name-complex="Arial" fo:color="#A31515" fo:font-size="10pt" style:font-size-asian="10pt" style:font-size-complex="10pt" style:language-asian="fr" style:country-asian="FR"/>
    </style:style>
    <style:style style:name="T273"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274" style:parent-style-name="Normal" style:family="paragraph">
      <style:paragraph-properties fo:border="0.0104in solid #E3E3E3" fo:padding="0.2083in" style:shadow="none" fo:margin-top="0.0694in" fo:margin-bottom="0.0694in" fo:line-height="100%" fo:margin-left="0.5833in" fo:background-color="#F4F4F4">
        <style:tab-stops/>
      </style:paragraph-properties>
    </style:style>
    <style:style style:name="T275"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76" style:parent-style-name="Policepardéfaut" style:family="text">
      <style:text-properties style:font-name="Arial" style:font-name-asian="Times New Roman" style:font-name-complex="Arial" fo:color="#A31515" fo:font-size="10pt" style:font-size-asian="10pt" style:font-size-complex="10pt" style:language-asian="fr" style:country-asian="FR"/>
    </style:style>
    <style:style style:name="T277"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278"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79" style:parent-style-name="Normal" style:family="paragraph">
      <style:paragraph-properties fo:border="0.0104in solid #E3E3E3" fo:padding="0.2083in" style:shadow="none" fo:margin-top="0.0694in" fo:margin-bottom="0.0694in" fo:line-height="100%" fo:margin-left="0.5833in" fo:background-color="#F4F4F4">
        <style:tab-stops/>
      </style:paragraph-properties>
    </style:style>
    <style:style style:name="T280" style:parent-style-name="Policepardéfaut" style:family="text">
      <style:text-properties style:font-name="Arial" style:font-name-asian="Times New Roman" style:font-name-complex="Arial" fo:color="#008000" fo:font-size="10pt" style:font-size-asian="10pt" style:font-size-complex="10pt" style:language-asian="fr" style:country-asian="FR"/>
    </style:style>
    <style:style style:name="P281" style:parent-style-name="Normal" style:family="paragraph">
      <style:paragraph-properties fo:border="0.0104in solid #E3E3E3" fo:padding="0.2083in" style:shadow="none" fo:margin-top="0.0694in" fo:margin-bottom="0.0694in" fo:line-height="100%" fo:margin-left="0.5833in" fo:background-color="#F4F4F4">
        <style:tab-stops/>
      </style:paragraph-properties>
    </style:style>
    <style:style style:name="T282" style:parent-style-name="Policepardéfaut" style:family="text">
      <style:text-properties style:font-name="Arial" style:font-name-asian="Times New Roman" style:font-name-complex="Arial" fo:color="#2B91AF" fo:font-size="10pt" style:font-size-asian="10pt" style:font-size-complex="10pt" style:language-asian="fr" style:country-asian="FR"/>
    </style:style>
    <style:style style:name="T283"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84" style:parent-style-name="Policepardéfaut" style:family="text">
      <style:text-properties style:font-name="Arial" style:font-name-asian="Times New Roman" style:font-name-complex="Arial" fo:color="#3400FF" fo:font-size="10pt" style:font-size-asian="10pt" style:font-size-complex="10pt" style:language-asian="fr" style:country-asian="FR"/>
    </style:style>
    <style:style style:name="T285"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T286" style:parent-style-name="Policepardéfaut" style:family="text">
      <style:text-properties style:font-name="Arial" style:font-name-asian="Times New Roman" style:font-name-complex="Arial" fo:color="#2B91AF" fo:font-size="10pt" style:font-size-asian="10pt" style:font-size-complex="10pt" style:language-asian="fr" style:country-asian="FR"/>
    </style:style>
    <style:style style:name="T287" style:parent-style-name="Policepardéfaut" style:family="text">
      <style:text-properties style:font-name="Arial" style:font-name-asian="Times New Roman" style:font-name-complex="Arial" fo:color="#444444" fo:font-size="10pt" style:font-size-asian="10pt" style:font-size-complex="10pt" style:language-asian="fr" style:country-asian="FR"/>
    </style:style>
    <style:style style:name="P288" style:parent-style-name="Normal" style:family="paragraph">
      <style:paragraph-properties fo:border="0.0104in solid #E3E3E3" fo:padding="0.2083in" style:shadow="none" fo:margin-top="0.0694in" fo:margin-bottom="0.0694in" fo:line-height="100%" fo:margin-left="0.5833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89" style:parent-style-name="Normal" style:family="paragraph">
      <style:paragraph-properties fo:border="0.0104in solid #E3E3E3" fo:padding="0.2083in" style:shadow="none" fo:margin-top="0.0694in" fo:margin-bottom="0.0694in" fo:line-height="100%" fo:margin-left="0.2708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90"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91" style:parent-style-name="Normal" style:family="paragraph">
      <style:paragraph-properties fo:border="0.0104in solid #E3E3E3" fo:padding="0.2083in" style:shadow="none" fo:margin-top="0.0694in" fo:margin-bottom="0.0694in" fo:line-height="100%" fo:margin-left="-0.0416in" fo:background-color="#F4F4F4">
        <style:tab-stops/>
      </style:paragraph-properties>
      <style:text-properties style:font-name="Arial" style:font-name-asian="Times New Roman" style:font-name-complex="Arial" fo:color="#444444" fo:font-size="10pt" style:font-size-asian="10pt" style:font-size-complex="10pt" style:language-asian="fr" style:country-asian="FR"/>
    </style:style>
    <style:style style:name="P292" style:parent-style-name="Normal" style:family="paragraph">
      <style:paragraph-properties fo:margin-top="0.0694in" fo:margin-bottom="0.0694in" fo:line-height="100%" fo:background-color="#FFFFFF"/>
      <style:text-properties style:font-name="Calibri" style:font-name-asian="Times New Roman" style:font-name-complex="Calibri" fo:font-weight="bold" style:font-weight-asian="bold" style:font-weight-complex="bold" fo:color="#006698" fo:font-size="13.5pt" style:font-size-asian="13.5pt" style:font-size-complex="13.5pt" style:language-asian="fr" style:country-asian="FR"/>
    </style:style>
    <style:style style:name="P293" style:parent-style-name="Normal" style:family="paragraph">
      <style:paragraph-properties fo:margin-top="0.0694in" fo:margin-bottom="0.0694in" fo:line-height="100%" fo:background-color="#FFFFFF"/>
      <style:text-properties style:font-name="Arial" style:font-name-asian="Times New Roman" style:font-name-complex="Arial" fo:color="#444444" fo:font-size="10pt" style:font-size-asian="10pt" style:font-size-complex="10pt" style:language-asian="fr" style:country-asian="FR"/>
    </style:style>
  </office:automatic-styles>
  <office:body>
    <office:text text:use-soft-page-breaks="true">
      <text:h text:style-name="P1" text:outline-level="1">Comment créer une connexion MySQL local en C#</text:h>
      <text:h text:style-name="P2" text:outline-level="2">Introduction</text:h>
      <text:p text:style-name="P3">Cet article montre comment se connecter à une base de données MySQL en utilisant MySQL Connector .NET, dans ce cour nous utiliserons un serveur apache local créé avec XAMPP.</text:p>
      <text:h text:style-name="P4" text:outline-level="2">Prérequis</text:h>
      <text:list text:style-name="LFO1" text:continue-numbering="true">
        <text:list-item>
          <text:p text:style-name="P5"><text:span text:style-name="T6">- Avoir Visual Studio d'installé sur sa machine - Version Express disponible sur le site </text:span><text:a xlink:href="http://www.microsoft.com/france/visual-studio/essayez/express.aspx" office:target-frame-name="_blank" xlink:show="new"><text:span text:style-name="T7">microsoft.com</text:span></text:a></text:p>
        </text:list-item>
        <text:list-item>
          <text:p text:style-name="P8"><text:span text:style-name="T9">- Avoir XAMPP d'installé - Disponible sur le site </text:span><text:a xlink:href="http://www.apachefriends.org/fr/xampp.html" office:target-frame-name="_blank" xlink:show="new"><text:span text:style-name="T10">Appachefriends.org</text:span></text:a></text:p>
        </text:list-item>
        <text:list-item>
          <text:p text:style-name="P11"><text:span text:style-name="T12">- Avoir Téléchargé les fichiers DLL MySQL Connector .NET - Disponible sur le site </text:span><text:a xlink:href="http://dev.mysql.com/downloads/connector/net/" office:target-frame-name="_blank" xlink:show="new"><text:span text:style-name="T13">mysql.com</text:span></text:a><text:span text:style-name="T14"> ou </text:span><text:a xlink:href="http://download.mounier-logiciels.fr/csharp/mysql-connector-dotnet.zip" office:target-frame-name="_top" xlink:show="replace"><text:span text:style-name="T15">ici</text:span></text:a></text:p>
        </text:list-item>
      </text:list>
      <text:h text:style-name="P16" text:outline-level="2">Commençons</text:h>
      <text:p text:style-name="P17">Lancez les services Apache et MySQL depuis XAMPP Control Panel. Maintenant nous pouvons passer aux étapes de création de base de données et de connexion depuis une application C#.</text:p>
      <text:h text:style-name="P18" text:outline-level="3">Étape 1 :</text:h>
      <text:p text:style-name="P19"><text:span text:style-name="T20">Ouvrez la page MySQL Admin (</text:span><text:span text:style-name="T21">Depuis XAMPP Control Panel ou tapez 127.0.0.1 dans l'url de votre navigateur</text:span><text:span text:style-name="T22">) et créez une nouvelle base de données. Dans notre exemple nous l'appelerons </text:span><text:span text:style-name="T23">"mli"</text:span><text:span text:style-name="T24">.</text:span></text:p>
      <text:h text:style-name="P25" text:outline-level="3">Étape 2 :</text:h>
      <text:p text:style-name="P26"><text:span text:style-name="T27">Après avoir créé votre base de données, ajoutez une table dans celle-ci. Dans notre exemple nous créons une table </text:span><text:span text:style-name="T28">"contact"</text:span><text:span text:style-name="T29"> avec les champs suivant :</text:span><text:span text:style-name="T30"><text:line-break/></text:span><text:span text:style-name="T31">id (INTEGER), name (VARCHAR), tel (VARCHAR)</text:span><text:span text:style-name="T32">.</text:span></text:p>
      <text:h text:style-name="P33" text:outline-level="3">Étape 3 :</text:h>
      <text:p text:style-name="P34"><text:span text:style-name="T35">C'est le moment de créer votre projet sous Visual Studio. Ouvrez l'IDE, et ajoutez un nouveau projet. Pour ma part je le nomme TutoMySQL. Une fois le projet créé, nous allons ajouter les "références", autrement dit les librairies qui vont nous permettre de travailler avec MySQL. Petit rappel, une librairie n'est autre qu'un fichier DLL, composé de classes. Pour ce faire faite un clic droit sur "Reference" pour ajouter une nouvelle référence. Importer les fichiers DLL </text:span><text:span text:style-name="T36">MySql.dll</text:span><text:span text:style-name="T37"> et </text:span><text:span text:style-name="T38">MySql.web.dll</text:span><text:span text:style-name="T39"> téléchargés auparavant.</text:span></text:p>
      <text:h text:style-name="P40" text:outline-level="3">Étape 4 :</text:h>
      <text:p text:style-name="P41"><text:span text:style-name="T42">Ajoutez l'espace de nom MySql dans votre projet, cette assembly sera nécessaire pour la classe </text:span><text:span text:style-name="T43">Bdd</text:span><text:span text:style-name="T44"> présentée </text:span><text:a xlink:href="http://blog.mounier-logiciels.fr/comment-creer-une-connection-mysql-local-en-CSharp.html#Bdd" office:target-frame-name="_top" xlink:show="replace"><text:span text:style-name="T45">ci-dessous</text:span></text:a><text:span text:style-name="T46">.</text:span></text:p>
      <text:p text:style-name="P47"><text:span text:style-name="T48">using</text:span><text:span text:style-name="T49"> System;</text:span></text:p>
      <text:p text:style-name="P50"><text:span text:style-name="T51">using</text:span><text:span text:style-name="T52"> System.Collections.Generic;</text:span></text:p>
      <text:p text:style-name="P53"><text:span text:style-name="T54">using</text:span><text:span text:style-name="T55"> System.Text;</text:span></text:p>
      <text:p text:style-name="P56"><text:span text:style-name="T57">using</text:span><text:span text:style-name="T58"> System.Windows.Forms;</text:span></text:p>
      <text:soft-page-break/>
      <text:p text:style-name="P59"> </text:p>
      <text:p text:style-name="P60"><text:span text:style-name="T61">// Librairie MySQL ajoutée dans les références.</text:span></text:p>
      <text:p text:style-name="P62"><text:span text:style-name="T63">using</text:span><text:span text:style-name="T64"> MySql.Data.MySqlClient;</text:span></text:p>
      <text:p text:style-name="P65"> </text:p>
      <text:p text:style-name="P66"><text:span text:style-name="T67">namespace</text:span><text:span text:style-name="T68"> TutoMySQL</text:span></text:p>
      <text:p text:style-name="P69">{</text:p>
      <text:p text:style-name="P70">}</text:p>
      <text:h text:style-name="P71" text:outline-level="3">Étape 5 :</text:h>
      <text:p text:style-name="P72">Aperçu de la chaîne de connexion :</text:p>
      <text:p text:style-name="P73"><text:span text:style-name="T74">// 127.0.01 est l'adresse localhost du serveur Apache XAMPP</text:span></text:p>
      <text:p text:style-name="P75"><text:span text:style-name="T76">// Nous avons créé une base de données nommée "mli"</text:span></text:p>
      <text:p text:style-name="P77"><text:span text:style-name="T78">// L'utilisateur par défaut lors de l'installation de XAMPP est "root" sans mot de passe.</text:span></text:p>
      <text:p text:style-name="P79"><text:span text:style-name="T80">string</text:span><text:span text:style-name="T81"> connectionString = </text:span><text:span text:style-name="T82">"SERVER=127.0.0.1; DATABASE=mli; UID=root; PASSWORD="</text:span><text:span text:style-name="T83">;</text:span></text:p>
      <text:h text:style-name="P84" text:outline-level="3">Étape 6 :</text:h>
      <text:p text:style-name="P85"><text:span text:style-name="T86">Le code suivant montre comment insérer des données dans une table MySQL. Pour cela créons une classe </text:span><text:span text:style-name="T87">Contact</text:span><text:span text:style-name="T88"> simple et </text:span><text:span text:style-name="T89">Bdd</text:span><text:span text:style-name="T90"> comme exemple avec une méthode (ou fonction) d'ajout et de connexion.</text:span></text:p>
      <text:p text:style-name="P91"><text:span text:style-name="T92">public class</text:span><text:span text:style-name="T93"> </text:span><text:span text:style-name="T94">Contact</text:span></text:p>
      <text:p text:style-name="P95">{</text:p>
      <text:p text:style-name="P96"><text:span text:style-name="T97">// Création de 3 propriétés identifiant, nom et téléphone</text:span></text:p>
      <text:p text:style-name="P98"><text:span text:style-name="T99">public int</text:span><text:span text:style-name="T100"> Id { </text:span><text:span text:style-name="T101">get</text:span><text:span text:style-name="T102">; </text:span><text:span text:style-name="T103">set</text:span><text:span text:style-name="T104">; }</text:span></text:p>
      <text:p text:style-name="P105"><text:span text:style-name="T106">public string</text:span><text:span text:style-name="T107"> Name { </text:span><text:span text:style-name="T108">get</text:span><text:span text:style-name="T109">; </text:span><text:span text:style-name="T110">set</text:span><text:span text:style-name="T111">; }</text:span></text:p>
      <text:p text:style-name="P112"><text:span text:style-name="T113">public string</text:span><text:span text:style-name="T114"> Tel { </text:span><text:span text:style-name="T115">get</text:span><text:span text:style-name="T116">; </text:span><text:span text:style-name="T117">set</text:span><text:span text:style-name="T118">; }</text:span></text:p>
      <text:soft-page-break/>
      <text:p text:style-name="P119"> </text:p>
      <text:p text:style-name="P120"><text:span text:style-name="T121">// Constructeur</text:span></text:p>
      <text:p text:style-name="P122"><text:span text:style-name="T123">public</text:span><text:span text:style-name="T124"> Contact()</text:span></text:p>
      <text:p text:style-name="P125">{</text:p>
      <text:p text:style-name="P126">}</text:p>
      <text:p text:style-name="P127">}</text:p>
      <text:p text:style-name="P128"><text:span text:style-name="T129"><text:line-break/></text:span></text:p>
      <text:p text:style-name="P130">La classe Bdd va permettre la communication entre la base de données SQL et le programme. L'initialisation de la connexion s'éffectue dans le constructeur. On peut très bien ne pas faire comme cela et mettre la méthode InitConnexion en public avec en paramètre la chaîne de connexion.</text:p>
      <text:p text:style-name="P131"><text:span text:style-name="T132">public class</text:span><text:span text:style-name="T133"> </text:span><text:span text:style-name="T134">Bdd</text:span></text:p>
      <text:p text:style-name="P135">{</text:p>
      <text:p text:style-name="P136"> </text:p>
      <text:p text:style-name="P137"><text:span text:style-name="T138">private</text:span><text:span text:style-name="T139"> </text:span><text:span text:style-name="T140">MySqlConnection</text:span><text:span text:style-name="T141"> connection;</text:span></text:p>
      <text:p text:style-name="P142"> </text:p>
      <text:p text:style-name="P143"><text:span text:style-name="T144">// Constructeur</text:span></text:p>
      <text:p text:style-name="P145"><text:span text:style-name="T146">public</text:span><text:span text:style-name="T147"> Bdd()</text:span></text:p>
      <text:p text:style-name="P148">{</text:p>
      <text:p text:style-name="P149"><text:span text:style-name="T150">this</text:span><text:span text:style-name="T151">.InitConnexion();</text:span></text:p>
      <text:p text:style-name="P152">}</text:p>
      <text:p text:style-name="P153"> </text:p>
      <text:soft-page-break/>
      <text:p text:style-name="P154"><text:span text:style-name="T155">// Méthode pour initialiser la connexion</text:span></text:p>
      <text:p text:style-name="P156"><text:span text:style-name="T157">private void</text:span><text:span text:style-name="T158"> InitConnexion()</text:span></text:p>
      <text:p text:style-name="P159">{</text:p>
      <text:p text:style-name="P160"><text:span text:style-name="T161">// Création de la chaîne de connexion</text:span></text:p>
      <text:p text:style-name="P162"><text:span text:style-name="T163">string</text:span><text:span text:style-name="T164"> connectionString = </text:span><text:span text:style-name="T165">"SERVER=127.0.0.1; DATABASE=mli; UID=root; PASSWORD="</text:span><text:span text:style-name="T166">;</text:span></text:p>
      <text:p text:style-name="P167"><text:span text:style-name="T168">this</text:span><text:span text:style-name="T169">.connection = </text:span><text:span text:style-name="T170">new</text:span><text:span text:style-name="T171"> </text:span><text:span text:style-name="T172">MySqlConnection</text:span><text:span text:style-name="T173">(connectionString);</text:span></text:p>
      <text:p text:style-name="P174">}</text:p>
      <text:p text:style-name="P175"> </text:p>
      <text:p text:style-name="P176"><text:span text:style-name="T177">// Méthode pour ajouter un contact</text:span></text:p>
      <text:p text:style-name="P178"><text:span text:style-name="T179">public void</text:span><text:span text:style-name="T180"> AddContact(</text:span><text:span text:style-name="T181">Contact</text:span><text:span text:style-name="T182"> contact)</text:span></text:p>
      <text:p text:style-name="P183">{</text:p>
      <text:p text:style-name="P184"><text:span text:style-name="T185">try</text:span></text:p>
      <text:p text:style-name="P186">{</text:p>
      <text:p text:style-name="P187"><text:span text:style-name="T188">// Ouverture de la connexion SQL</text:span></text:p>
      <text:p text:style-name="P189"><text:span text:style-name="T190">this</text:span><text:span text:style-name="T191">.connection.Open();</text:span></text:p>
      <text:p text:style-name="P192"> </text:p>
      <text:p text:style-name="P193"><text:span text:style-name="T194">// Création d'une commande SQL en fonction de l'objet connection</text:span></text:p>
      <text:p text:style-name="P195"><text:span text:style-name="T196">MySqlCommand</text:span><text:span text:style-name="T197"> cmd = </text:span><text:span text:style-name="T198">this</text:span><text:span text:style-name="T199">.connection.CreateCommand();</text:span></text:p>
      <text:p text:style-name="P200"> </text:p>
      <text:p text:style-name="P201"><text:span text:style-name="T202">// Requête SQL</text:span></text:p>
      <text:p text:style-name="P203"><text:span text:style-name="T204">cmd.CommandText = </text:span><text:span text:style-name="T205">"INSERT INTO contact (id, name, tel) VALUES (@id, @name, @tel)"</text:span><text:span text:style-name="T206">;</text:span></text:p>
      <text:p text:style-name="P207"> </text:p>
      <text:p text:style-name="P208"><text:span text:style-name="T209">// utilisation de l'objet contact passé en paramètre</text:span></text:p>
      <text:p text:style-name="P210"><text:span text:style-name="T211">cmd.Parameters.AddWithValue(</text:span><text:span text:style-name="T212">"@id"</text:span><text:span text:style-name="T213">, contact.Id);</text:span></text:p>
      <text:p text:style-name="P214"><text:span text:style-name="T215">cmd.Parameters.AddWithValue(</text:span><text:span text:style-name="T216">"@name"</text:span><text:span text:style-name="T217">, contact.Name);</text:span></text:p>
      <text:soft-page-break/>
      <text:p text:style-name="P218"><text:span text:style-name="T219">cmd.Parameters.AddWithValue(</text:span><text:span text:style-name="T220">"@tel"</text:span><text:span text:style-name="T221">, contact.Tel);</text:span></text:p>
      <text:p text:style-name="P222"> </text:p>
      <text:p text:style-name="P223"><text:span text:style-name="T224">// Exécution de la commande SQL</text:span></text:p>
      <text:p text:style-name="P225">cmd.ExecuteNonQuery();</text:p>
      <text:p text:style-name="P226"> </text:p>
      <text:p text:style-name="P227"><text:span text:style-name="T228">// Fermeture de la connexion</text:span></text:p>
      <text:p text:style-name="P229"><text:span text:style-name="T230">this</text:span><text:span text:style-name="T231">.connection.Close();</text:span></text:p>
      <text:p text:style-name="P232">}</text:p>
      <text:p text:style-name="P233"><text:span text:style-name="T234">catch</text:span></text:p>
      <text:p text:style-name="P235">{</text:p>
      <text:p text:style-name="P236"><text:span text:style-name="T237">// Gestion des erreurs :</text:span></text:p>
      <text:p text:style-name="P238"><text:span text:style-name="T239">// Possibilité de créer un Logger pour les exceptions SQL reçus</text:span></text:p>
      <text:p text:style-name="P240"><text:span text:style-name="T241">// Possibilité de créer une méthode avec un booléan en retour pour savoir si le contact à été ajouté correctement.</text:span></text:p>
      <text:p text:style-name="P242">}</text:p>
      <text:p text:style-name="P243">}</text:p>
      <text:p text:style-name="P244">}</text:p>
      <text:p text:style-name="P245"><text:span text:style-name="T246"><text:line-break/></text:span></text:p>
      <text:p text:style-name="P247">Utilisation dans le code :</text:p>
      <text:p text:style-name="P248"><text:span text:style-name="T249">static class</text:span><text:span text:style-name="T250"> </text:span><text:span text:style-name="T251">Program</text:span></text:p>
      <text:p text:style-name="P252">{</text:p>
      <text:p text:style-name="P253"> </text:p>
      <text:p text:style-name="P254"><text:span text:style-name="T255">static void</text:span><text:span text:style-name="T256"> Main(</text:span><text:span text:style-name="T257">string</text:span><text:span text:style-name="T258">[] args)</text:span></text:p>
      <text:soft-page-break/>
      <text:p text:style-name="P259">{</text:p>
      <text:p text:style-name="P260"><text:span text:style-name="T261">// Créer d'un contact à ajouter</text:span></text:p>
      <text:p text:style-name="P262"><text:span text:style-name="T263">Contact</text:span><text:span text:style-name="T264"> contact = </text:span><text:span text:style-name="T265">new</text:span><text:span text:style-name="T266"> </text:span><text:span text:style-name="T267">Contact</text:span><text:span text:style-name="T268">();</text:span></text:p>
      <text:p text:style-name="P269">contact.Id = 1;</text:p>
      <text:p text:style-name="P270"><text:span text:style-name="T271">contact.Name = </text:span><text:span text:style-name="T272">"Mli"</text:span><text:span text:style-name="T273">;</text:span></text:p>
      <text:p text:style-name="P274"><text:span text:style-name="T275">contact.Tel = </text:span><text:span text:style-name="T276">"00 00 00 00 00"</text:span><text:span text:style-name="T277">;</text:span></text:p>
      <text:p text:style-name="P278"> </text:p>
      <text:p text:style-name="P279"><text:span text:style-name="T280">// Création de l'objet Bdd pour l'intéraction avec la base de donnée MySQL</text:span></text:p>
      <text:p text:style-name="P281"><text:span text:style-name="T282">Bdd</text:span><text:span text:style-name="T283"> bdd = </text:span><text:span text:style-name="T284">new</text:span><text:span text:style-name="T285"> </text:span><text:span text:style-name="T286">Bdd</text:span><text:span text:style-name="T287">();</text:span></text:p>
      <text:p text:style-name="P288">bdd.AddContact(contact);</text:p>
      <text:p text:style-name="P289">}</text:p>
      <text:p text:style-name="P290"> </text:p>
      <text:p text:style-name="P291">}</text:p>
      <text:h text:style-name="P292" text:outline-level="2">Pour finir</text:h>
      <text:p text:style-name="P293">On vient de voir comment créer une connexion local à MySQL avec C# ainsi qu'une bref utilisation du traitement des données. Sachez que votre application peut devenir extrêmement intéressante si vous hébergez cette base de données sur un serveur distant. Cette manipulation vous permettra de créer des applications partagés de la même manière qu'un client/serveu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Accentuation" style:display-name="Accentuation" style:family="text" style:parent-style-name="Policepardéfaut">
      <style:text-properties fo:font-style="italic" style:font-style-asian="italic" style:font-style-complex="italic"/>
    </style:style>
    <style:style style:name="royalblue" style:display-name="royalblue" style:family="text" style:parent-style-name="Policepardéfaut"/>
    <style:style style:name="green" style:display-name="green" style:family="text" style:parent-style-name="Policepardéfaut"/>
    <style:style style:name="red" style:display-name="red" style:family="text" style:parent-style-name="Policepardéfaut"/>
    <style:style style:name="lightblue" style:display-name="lightblu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AUX Mathias</meta:initial-creator>
    <dc:creator>BRAUX Mathias</dc:creator>
    <meta:creation-date>2018-11-07T09:48:00Z</meta:creation-date>
    <dc:date>2018-11-12T07:24:00Z</dc:date>
    <meta:template xlink:href="Normal" xlink:type="simple"/>
    <meta:editing-cycles>1</meta:editing-cycles>
    <meta:editing-duration>PT422460S</meta:editing-duration>
    <meta:document-statistic meta:page-count="6" meta:paragraph-count="10" meta:word-count="837" meta:character-count="5431" meta:row-count="38" meta:non-whitespace-character-count="4604"/>
  </office:meta>
</office:document-meta>
</file>